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style-name="ce2" table:formula="of:=IF([.S2]=&quot;PASS&quot;;IF([.I2]&gt;210 &amp; [.I2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8" calcext:value-type="float">
            <text:p>8</text:p>
          </table:table-cell>
          <table:table-cell table:formula="of:=COUNTIF([.J3:.O3];&quot;&gt;0&quot;)" office:value-type="float" office:value="1" calcext:value-type="float">
            <text:p>1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style-name="ce2" table:formula="of:=IF([.S3]=&quot;PASS&quot;;IF([.I3]&gt;210 &amp; [.I3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style-name="ce2" table:formula="of:=IF([.S4]=&quot;PASS&quot;;IF([.I4]&gt;210 &amp; [.I4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C5:.H5])" office:value-type="float" office:value="223" calcext:value-type="float">
            <text:p>223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1" calcext:value-type="float">
            <text:p>1</text:p>
          </table:table-cell>
          <table:table-cell table:formula="of:=IF([.E5]&lt;35;35-[.E5];0)" office:value-type="float" office:value="1" calcext:value-type="float">
            <text:p>1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1" calcext:value-type="float">
            <text:p>1</text:p>
          </table:table-cell>
          <table:table-cell table:formula="of:=IF([.H5]&lt;35;35-[.H5];0)" office:value-type="float" office:value="1" calcext:value-type="float">
            <text:p>1</text:p>
          </table:table-cell>
          <table:table-cell table:formula="of:=SUM([.J5:.O5])" office:value-type="float" office:value="4" calcext:value-type="float">
            <text:p>4</text:p>
          </table:table-cell>
          <table:table-cell table:formula="of:=COUNTIF([.J5:.O5];&quot;&gt;0&quot;)" office:value-type="float" office:value="4" calcext:value-type="float">
            <text:p>4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FAIL" calcext:value-type="string">
            <text:p>FAIL</text:p>
          </table:table-cell>
          <table:table-cell table:style-name="ce2" table:formula="of:=IF([.S5]=&quot;PASS&quot;;IF([.I5]&gt;210 &amp; [.I5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style-name="ce2" table:formula="of:=IF([.S6]=&quot;PASS&quot;;IF([.I6]&gt;210 &amp; [.I6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15" calcext:value-type="float">
            <text:p>315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2" calcext:value-type="float">
            <text:p>2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2" calcext:value-type="float">
            <text:p>2</text:p>
          </table:table-cell>
          <table:table-cell table:formula="of:=COUNTIF([.J7:.O7];&quot;&gt;0&quot;)" office:value-type="float" office:value="1" calcext:value-type="float">
            <text:p>1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style-name="ce2" table:formula="of:=IF([.S7]=&quot;PASS&quot;;IF([.I7]&gt;210 &amp; [.I7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style-name="ce2" table:formula="of:=IF([.S8]=&quot;PASS&quot;;IF([.I8]&gt;210 &amp; [.I8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style-name="ce2" table:formula="of:=IF([.S9]=&quot;PASS&quot;;IF([.I9]&gt;210 &amp; [.I9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1" calcext:value-type="float">
            <text:p>331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1" calcext:value-type="float">
            <text:p>1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4" calcext:value-type="float">
            <text:p>4</text:p>
          </table:table-cell>
          <table:table-cell table:formula="of:=COUNTIF([.J10:.O10];&quot;&gt;0&quot;)" office:value-type="float" office:value="2" calcext:value-type="float">
            <text:p>2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style-name="ce2" table:formula="of:=IF([.S10]=&quot;PASS&quot;;IF([.I10]&gt;210 &amp; [.I10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1];[.H11])" office:value-type="float" office:value="65" calcext:value-type="float">
            <text:p>65</text:p>
          </table:table-cell>
          <table:table-cell table:formula="of:=IF([.C11]&lt;35;35-[.C11];0)" office:value-type="float" office:value="2" calcext:value-type="float">
            <text:p>2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1" calcext:value-type="float">
            <text:p>1</text:p>
          </table:table-cell>
          <table:table-cell table:formula="of:=IF([.H11]&lt;35;35-[.H11];0)" office:value-type="float" office:value="3" calcext:value-type="float">
            <text:p>3</text:p>
          </table:table-cell>
          <table:table-cell table:formula="of:=SUM([.J11:.O11])" office:value-type="float" office:value="6" calcext:value-type="float">
            <text:p>6</text:p>
          </table:table-cell>
          <table:table-cell table:formula="of:=COUNTIF([.J11:.O11];&quot;&gt;0&quot;)" office:value-type="float" office:value="3" calcext:value-type="float">
            <text:p>3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style-name="ce2" table:formula="of:=IF([.S11]=&quot;PASS&quot;;IF([.I11]&gt;210 &amp; [.I11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AVG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table:formula="of:=IF([.E17]&gt;0 &amp; [.E17]&lt;35;&quot;FAIL&quot;;&quot;&quot;) &amp; IF([.E17]&gt;35 &amp; [.I17]&lt;45;&quot;PASS&quot;;&quot;&quot;) &amp;  IF([.E17]&gt;45 &amp; [.I17]&lt;60;&quot;Grade II&quot;;&quot;&quot;)" office:value-type="string" office:string-value="FAILPASSGrade II" calcext:value-type="string">
            <text:p>FAILPASSGrade II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46" calcext:value-type="float">
            <text:p>46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64" calcext:value-type="float">
            <text:p>64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68" calcext:value-type="float">
            <text:p>68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75" calcext:value-type="float">
            <text:p>75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85" calcext:value-type="float">
            <text:p>85</text:p>
          </table:table-cell>
          <table:table-cell table:style-name="Default" table:number-columns-repeated="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9:52:51.872423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2T21:23:31.386250410</dc:date>
    <meta:editing-duration>PT47M31S</meta:editing-duration>
    <meta:editing-cycles>11</meta:editing-cycles>
    <meta:generator>LibreOffice/5.1.6.2$Linux_X86_64 LibreOffice_project/10m0$Build-2</meta:generator>
    <meta:document-statistic meta:table-count="1" meta:cell-count="226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